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size="18pt" officeooo:rsid="0010ae15" officeooo:paragraph-rsid="0010ae15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Noto Mono" fo:font-size="12pt" officeooo:rsid="0010ae15" officeooo:paragraph-rsid="0010ae15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wm Help</text:p>
      <text:p text:style-name="P2"/>
      <text:p text:style-name="P2">Don’t panic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10:10:43.279895143</meta:creation-date>
    <meta:generator>LibreOffice/6.1.5.2$Linux_X86_64 LibreOffice_project/10$Build-2</meta:generator>
    <dc:date>2020-10-23T10:19:28.288394470</dc:date>
    <meta:editing-duration>PT6M25S</meta:editing-duration>
    <meta:editing-cycles>2</meta:editing-cycles>
    <meta:document-statistic meta:table-count="0" meta:image-count="0" meta:object-count="0" meta:page-count="1" meta:paragraph-count="2" meta:word-count="4" meta:character-count="20" meta:non-whitespace-character-count="18"/>
  </office:meta>
</office:document-meta>
</file>